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3ee" officeooo:paragraph-rsid="000533ee"/>
    </style:style>
    <style:style style:name="T1" style:family="text">
      <style:text-properties officeooo:rsid="000533e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533e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Invoice </text:span><text:span text:style-name="T3">#5f28bf0712cbb85074437bba</text:span></text:h>
      <text:p text:style-name="P1">This is a sample invoice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9:47:44.605662251</meta:creation-date>
    <dc:date>2020-08-12T19:54:04.380091339</dc:date>
    <meta:editing-duration>PT4M4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" meta:word-count="7" meta:character-count="58" meta:non-whitespace-character-count="53"/>
  </office:meta>
</office:document-meta>
</file>